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Pictures/10000201000001C1000001C27C93CE0B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2.671cm" svg:height="12.7cm" svg:x="2.691cm" svg:y="5.829cm">
          <draw:image xlink:href="Pictures/10000201000001C1000001C27C93CE0B.png" xlink:type="simple" xlink:show="embed" xlink:actuate="onLoad">
            <text:p/>
          </draw:image>
        </draw:frame>
        <draw:custom-shape draw:style-name="gr2" draw:text-style-name="P1" draw:layer="layout" svg:width="0.5cm" svg:height="5.7cm" svg:x="15.5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5cm" svg:height="5.7cm" draw:transform="rotate (-1.57463605114929) translate (14.7cm 5.422cm)">
          <text:p/>
          <draw:enhanced-geometry svg:viewBox="0 0 21600 21600" draw:mirror-horizontal="fals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5cm" svg:height="5.7cm" svg:x="2.093cm" svg:y="12.12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5cm" svg:height="5.7cm" draw:transform="rotate (-1.57463605114929) translate (9cm 18.39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5cm" svg:height="5.7cm" svg:x="5.1cm" svg:y="9.3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5cm" svg:height="5.7cm" draw:transform="rotate (-1.57463605114929) translate (11.802cm 15.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0.911cm" svg:height="0.58cm" svg:x="8.5cm" svg:y="16.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.999cm" svg:height="0.999cm" svg:x="4.101cm" svg:y="11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.15cm" svg:height="0.663cm" svg:x="5.6cm" svg:y="18.9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091cm" svg:height="0.663cm" svg:x="1.009cm" svg:y="14.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.074cm" svg:height="0.663cm" svg:x="11.4cm" svg:y="4.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112cm" svg:height="0.663cm" svg:x="16.001cm" svg:y="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595cm" svg:height="0.58cm" svg:x="9cm" svg:y="11.5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49cm" svg:height="0.584cm" svg:x="8.8cm" svg:y="9.3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468cm" svg:height="0.584cm" svg:x="11.232cm" svg:y="11.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595cm" svg:height="0.584cm" svg:x="6.3cm" svg:y="11.8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0.455cm" svg:height="0.584cm" svg:x="8.705cm" svg:y="14.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0.675cm" svg:height="0.584cm" svg:x="8.5cm" svg:y="5.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675cm" svg:height="0.584cm" svg:x="8.501cm" svg:y="5.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0.54cm" svg:height="0.584cm" svg:x="9cm" svg:y="17.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0.726cm" svg:height="0.584cm" svg:x="2.7cm" svg:y="11.5cm">
          <draw:object xlink:href="./Object 15" xlink:type="simple" xlink:show="embed" xlink:actuate="onLoad"/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1T11:41:38</meta:creation-date>
    <dc:date>2013-06-28T16:53:31</dc:date>
    <meta:editing-duration>PT52S</meta:editing-duration>
    <meta:editing-cycles>2</meta:editing-cycles>
    <meta:generator>LibreOffice/3.5$Linux_X86_64 LibreOffice_project/350m1$Build-2</meta:generator>
    <meta:document-statistic meta:object-count="22"/>
  </office:meta>
</office:document-meta>
</file>

<file path=Object 1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10/content.xml><?xml version="1.0" encoding="utf-8"?>
<math xmlns="http://www.w3.org/1998/Math/MathML">
  <semantics>
    <mrow>
      <mi>e</mi>
    </mrow>
    <annotation encoding="StarMath 5.0">e</annotation>
  </semantics>
</math>
</file>

<file path=Object 11/content.xml><?xml version="1.0" encoding="utf-8"?>
<math xmlns="http://www.w3.org/1998/Math/MathML">
  <semantics>
    <mrow>
      <mi>w</mi>
    </mrow>
    <annotation encoding="StarMath 5.0">w</annotation>
  </semantics>
</math>
</file>

<file path=Object 12/content.xml><?xml version="1.0" encoding="utf-8"?>
<math xmlns="http://www.w3.org/1998/Math/MathML">
  <semantics>
    <mrow>
      <mi>s</mi>
    </mrow>
    <annotation encoding="StarMath 5.0">s</annotation>
  </semantics>
</math>
</file>

<file path=Object 13/content.xml><?xml version="1.0" encoding="utf-8"?>
<math xmlns="http://www.w3.org/1998/Math/MathML">
  <semantics>
    <mrow>
      <mi>N</mi>
    </mrow>
    <annotation encoding="StarMath 5.0">N</annotation>
  </semantics>
</math>
</file>

<file path=Object 14/content.xml><?xml version="1.0" encoding="utf-8"?>
<math xmlns="http://www.w3.org/1998/Math/MathML">
  <semantics>
    <mrow>
      <mi>S</mi>
    </mrow>
    <annotation encoding="StarMath 5.0">S</annotation>
  </semantics>
</math>
</file>

<file path=Object 15/content.xml><?xml version="1.0" encoding="utf-8"?>
<math xmlns="http://www.w3.org/1998/Math/MathML">
  <semantics>
    <mrow>
      <mi>W</mi>
    </mrow>
    <annotation encoding="StarMath 5.0">W</annotation>
  </semantics>
</math>
</file>

<file path=Object 2/content.xml><?xml version="1.0" encoding="utf-8"?>
<math xmlns="http://www.w3.org/1998/Math/MathML">
  <semantics>
    <mrow>
      <mo stretchy="false">Δ</mo>
      <mi>y</mi>
    </mrow>
    <annotation encoding="StarMath 5.0">%DELTA y</annotation>
  </semantics>
</math>
</file>

<file path=Object 3/content.xml><?xml version="1.0" encoding="utf-8"?>
<math xmlns="http://www.w3.org/1998/Math/MathML">
  <semantics>
    <mrow>
      <mo stretchy="false">Δ</mo>
      <msub>
        <mi>x</mi>
        <mi>w</mi>
      </msub>
    </mrow>
    <annotation encoding="StarMath 5.0">%DELTA x_w</annotation>
  </semantics>
</math>
</file>

<file path=Object 4/content.xml><?xml version="1.0" encoding="utf-8"?>
<math xmlns="http://www.w3.org/1998/Math/MathML">
  <semantics>
    <mrow>
      <mo stretchy="false">Δ</mo>
      <msub>
        <mi>y</mi>
        <mi>s</mi>
      </msub>
    </mrow>
    <annotation encoding="StarMath 5.0">%DELTA y_s</annotation>
  </semantics>
</math>
</file>

<file path=Object 5/content.xml><?xml version="1.0" encoding="utf-8"?>
<math xmlns="http://www.w3.org/1998/Math/MathML">
  <semantics>
    <mrow>
      <mo stretchy="false">Δ</mo>
      <msub>
        <mi>x</mi>
        <mi>e</mi>
      </msub>
    </mrow>
    <annotation encoding="StarMath 5.0">%DELTA x_e</annotation>
  </semantics>
</math>
</file>

<file path=Object 6/content.xml><?xml version="1.0" encoding="utf-8"?>
<math xmlns="http://www.w3.org/1998/Math/MathML">
  <semantics>
    <mrow>
      <mo stretchy="false">Δ</mo>
      <msub>
        <mi>y</mi>
        <mi>n</mi>
      </msub>
    </mrow>
    <annotation encoding="StarMath 5.0">%DELTA y_n</annotation>
  </semantics>
</math>
</file>

<file path=Object 7/content.xml><?xml version="1.0" encoding="utf-8"?>
<math xmlns="http://www.w3.org/1998/Math/MathML">
  <semantics>
    <mrow>
      <mi>P</mi>
    </mrow>
    <annotation encoding="StarMath 5.0">P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